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Menlo" svg:font-family="Menlo, Monaco, 'Courier New', monospace"/>
    <style:font-face style:name="Lucida Sans1" svg:font-family="'Lucida Sans'" style:font-family-generic="swiss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Code EAN13" fo:font-size="28pt" officeooo:rsid="0012fb17" officeooo:paragraph-rsid="004d6e57" style:font-size-asian="28pt" style:font-size-complex="28pt"/>
    </style:style>
    <style:style style:name="P2" style:family="paragraph" style:parent-style-name="Table_20_Contents">
      <style:paragraph-properties fo:text-align="start" style:justify-single-word="false"/>
      <style:text-properties style:font-name="Code EAN13" fo:font-size="28pt" officeooo:rsid="0012fb17" officeooo:paragraph-rsid="004d6e57" style:font-size-asian="28pt" style:font-size-complex="28pt"/>
    </style:style>
    <style:style style:name="P3" style:family="paragraph" style:parent-style-name="Table_20_Contents">
      <style:paragraph-properties fo:text-align="start" style:justify-single-word="false"/>
      <style:text-properties style:font-name="Code 3 de 9" fo:font-size="22pt" officeooo:rsid="00527adb" officeooo:paragraph-rsid="00527adb" style:font-size-asian="22pt" style:font-size-complex="22pt"/>
    </style:style>
    <style:style style:name="T1" style:family="text">
      <style:text-properties officeooo:rsid="0041f88a"/>
    </style:style>
    <style:style style:name="T2" style:family="text">
      <style:text-properties officeooo:rsid="004f75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{d.<text:span text:style-name="T2">productCodeBar13</text:span>:<text:span text:style-name="T1">barcode(ean13)</text:span>}</text:p>
      <text:p text:style-name="P1">{d.<text:span text:style-name="T2">productCodeBar8</text:span>:<text:span text:style-name="T1">barcode(ean8)</text:span>}</text:p>
      <text:p text:style-name="P1"/>
      <text:p text:style-name="P3">{d.productCodeBar39:barcode(code39)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Menlo" svg:font-family="Menlo, Monaco, 'Courier New', monospace"/>
    <style:font-face style:name="Lucida Sans1" svg:font-family="'Lucida Sans'" style:font-family-generic="swiss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light" svg:font-family="'Sego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3-07T12:12:10.316000000</meta:creation-date>
    <dc:date>2019-09-10T16:56:02.331988540</dc:date>
    <meta:editing-duration>PT2H35M32S</meta:editing-duration>
    <meta:editing-cycles>54</meta:editing-cycles>
    <meta:generator>LibreOffice/6.3.0.4$MacOSX_X86_64 LibreOffice_project/057fc023c990d676a43019934386b85b21a9ee99</meta:generator>
    <meta:document-statistic meta:table-count="0" meta:image-count="0" meta:object-count="0" meta:page-count="1" meta:paragraph-count="3" meta:word-count="3" meta:character-count="104" meta:non-whitespace-character-count="104"/>
  </office:meta>
</office:document-meta>
</file>